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0.398cm" style:rel-column-width="35864*"/>
    </style:style>
    <style:style style:name="Tableau2.B" style:family="table-column">
      <style:table-column-properties style:column-width="8.602cm" style:rel-column-width="29671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1pt solid #000000" fo:border-right="none" fo:border-top="none" fo:border-bottom="none"/>
    </style:style>
    <style:style style:name="Tableau2.B5" style:family="table-cell">
      <style:table-cell-properties style:vertical-align="bottom" fo:padding="0.097cm" fo:border-left="1pt solid #000000" fo:border-right="none" fo:border-top="none" fo:border-bottom="none"/>
    </style:style>
    <style:style style:name="Tableau5" style:family="table">
      <style:table-properties style:width="18cm" table:align="left" style:may-break-between-rows="false" table:border-model="collapsing"/>
    </style:style>
    <style:style style:name="Tableau5.A" style:family="table-column">
      <style:table-column-properties style:column-width="2cm"/>
    </style:style>
    <style:style style:name="Tableau5.B" style:family="table-column">
      <style:table-column-properties style:column-width="4.001cm"/>
    </style:style>
    <style:style style:name="Tableau5.E" style:family="table-column">
      <style:table-column-properties style:column-width="3.999cm"/>
    </style:style>
    <style:style style:name="Tableau5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5.C1" style:family="table-cell">
      <style:table-cell-properties style:vertical-align="middle" fo:background-color="transparent" fo:padding="0.097cm" fo:border-left="none" fo:border-right="none" fo:border-top="1pt solid #000000" fo:border-bottom="1pt solid #000000">
        <style:background-image/>
      </style:table-cell-properties>
    </style:style>
    <style:style style:name="Tableau5.E1" style:family="table-cell">
      <style:table-cell-properties style:vertical-align="middle" fo:background-color="transparent" fo:padding="0.097cm" fo:border-left="none" fo:border-right="1pt solid #000000" fo:border-top="1pt solid #000000" fo:border-bottom="1pt solid #000000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Tableau5.E2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0.398cm" style:rel-column-width="35864*"/>
    </style:style>
    <style:style style:name="Tableau1.B" style:family="table-column">
      <style:table-column-properties style:column-width="8.602cm" style:rel-column-width="29671*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padding="0.097cm" fo:border-left="1pt solid #000000" fo:border-right="none" fo:border-top="none" fo:border-bottom="none"/>
    </style:style>
    <style:style style:name="Tableau1.B5" style:family="table-cell">
      <style:table-cell-properties style:vertical-align="bottom" fo:padding="0.097cm" fo:border-left="1pt solid #000000" fo:border-right="none" fo:border-top="none" fo:border-bottom="none"/>
    </style:style>
    <style:style style:name="Tableau3" style:family="table">
      <style:table-properties style:width="18cm" table:align="left" style:may-break-between-rows="false" table:border-model="collapsing"/>
    </style:style>
    <style:style style:name="Tableau3.A" style:family="table-column">
      <style:table-column-properties style:column-width="2cm"/>
    </style:style>
    <style:style style:name="Tableau3.B" style:family="table-column">
      <style:table-column-properties style:column-width="4.001cm"/>
    </style:style>
    <style:style style:name="Tableau3.E" style:family="table-column">
      <style:table-column-properties style:column-width="3.999cm"/>
    </style:style>
    <style:style style:name="Tableau3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3.C1" style:family="table-cell">
      <style:table-cell-properties style:vertical-align="middle" fo:background-color="transparent" fo:padding="0.097cm" fo:border-left="none" fo:border-right="none" fo:border-top="1pt solid #000000" fo:border-bottom="1pt solid #000000">
        <style:background-image/>
      </style:table-cell-properties>
    </style:style>
    <style:style style:name="Tableau3.E1" style:family="table-cell">
      <style:table-cell-properties style:vertical-align="middle" fo:background-color="transparent" fo:padding="0.097cm" fo:border-left="none" fo:border-right="1pt solid #000000" fo:border-top="1pt solid #000000" fo:border-bottom="1pt solid #000000">
        <style:background-image/>
      </style:table-cell-properties>
    </style:style>
    <style:style style:name="Tableau3.A2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Tableau3.E2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rsid="0013360e" officeooo:paragraph-rsid="0013360e"/>
    </style:style>
    <style:style style:name="P2" style:family="paragraph" style:parent-style-name="Standard">
      <style:text-properties officeooo:rsid="0013360e" officeooo:paragraph-rsid="002566bd"/>
    </style:style>
    <style:style style:name="P3" style:family="paragraph" style:parent-style-name="Standard">
      <style:text-properties officeooo:rsid="0013360e" officeooo:paragraph-rsid="0047f1eb"/>
    </style:style>
    <style:style style:name="P4" style:family="paragraph" style:parent-style-name="Standard">
      <style:text-properties officeooo:rsid="0013360e" officeooo:paragraph-rsid="00571699"/>
    </style:style>
    <style:style style:name="P5" style:family="paragraph" style:parent-style-name="Standard">
      <style:text-properties officeooo:paragraph-rsid="0047f1eb"/>
    </style:style>
    <style:style style:name="P6" style:family="paragraph" style:parent-style-name="Standard">
      <style:paragraph-properties fo:text-align="center" style:justify-single-word="false"/>
      <style:text-properties fo:color="#333333" officeooo:paragraph-rsid="0047f1eb"/>
    </style:style>
    <style:style style:name="P7" style:family="paragraph" style:parent-style-name="Standard">
      <style:paragraph-properties fo:text-align="center" style:justify-single-word="false"/>
      <style:text-properties fo:color="#333333" officeooo:paragraph-rsid="00571699"/>
    </style:style>
    <style:style style:name="P8" style:family="paragraph" style:parent-style-name="Standard">
      <style:paragraph-properties fo:text-align="center" style:justify-single-word="false"/>
      <style:text-properties fo:color="#333333" fo:font-style="italic" fo:font-weight="normal" officeooo:rsid="0054adb6" officeooo:paragraph-rsid="0054adb6"/>
    </style:style>
    <style:style style:name="P9" style:family="paragraph" style:parent-style-name="Standard">
      <style:paragraph-properties fo:text-align="center" style:justify-single-word="false"/>
      <style:text-properties fo:color="#333333" fo:font-style="italic" fo:font-weight="normal" officeooo:rsid="0054adb6" officeooo:paragraph-rsid="00571699"/>
    </style:style>
    <style:style style:name="P10" style:family="paragraph" style:parent-style-name="Standard">
      <style:text-properties officeooo:paragraph-rsid="004b51a6"/>
    </style:style>
    <style:style style:name="P11" style:family="paragraph" style:parent-style-name="Standard">
      <style:text-properties officeooo:paragraph-rsid="00571699"/>
    </style:style>
    <style:style style:name="P12" style:family="paragraph" style:parent-style-name="Table_20_Contents">
      <style:text-properties officeooo:rsid="00243934" officeooo:paragraph-rsid="002566bd"/>
    </style:style>
    <style:style style:name="P13" style:family="paragraph" style:parent-style-name="Table_20_Contents">
      <style:text-properties officeooo:rsid="00243934" officeooo:paragraph-rsid="00571699"/>
    </style:style>
    <style:style style:name="P14" style:family="paragraph" style:parent-style-name="Table_20_Contents">
      <style:text-properties officeooo:rsid="00268435" officeooo:paragraph-rsid="00268435"/>
    </style:style>
    <style:style style:name="P15" style:family="paragraph" style:parent-style-name="Table_20_Contents">
      <style:text-properties officeooo:rsid="00268435" officeooo:paragraph-rsid="00571699"/>
    </style:style>
    <style:style style:name="P16" style:family="paragraph" style:parent-style-name="Table_20_Contents">
      <style:text-properties officeooo:rsid="004bc1a2" officeooo:paragraph-rsid="004c786d"/>
    </style:style>
    <style:style style:name="P17" style:family="paragraph" style:parent-style-name="Table_20_Contents">
      <style:text-properties officeooo:rsid="004bc1a2" officeooo:paragraph-rsid="00571699"/>
    </style:style>
    <style:style style:name="P18" style:family="paragraph" style:parent-style-name="Table_20_Contents">
      <style:paragraph-properties fo:text-align="center" style:justify-single-word="false"/>
      <style:text-properties fo:color="#333333" officeooo:paragraph-rsid="0047f1eb"/>
    </style:style>
    <style:style style:name="P19" style:family="paragraph" style:parent-style-name="Table_20_Contents">
      <style:paragraph-properties fo:text-align="center" style:justify-single-word="false"/>
      <style:text-properties fo:color="#333333" officeooo:paragraph-rsid="00571699"/>
    </style:style>
    <style:style style:name="P20" style:family="paragraph" style:parent-style-name="Table_20_Contents">
      <style:paragraph-properties fo:text-align="center" style:justify-single-word="false"/>
      <style:text-properties fo:color="#333333" officeooo:rsid="003d371d" officeooo:paragraph-rsid="0047f1eb"/>
    </style:style>
    <style:style style:name="P21" style:family="paragraph" style:parent-style-name="Table_20_Contents">
      <style:paragraph-properties fo:text-align="center" style:justify-single-word="false"/>
      <style:text-properties fo:color="#333333" officeooo:rsid="003d371d" officeooo:paragraph-rsid="004a04b6"/>
    </style:style>
    <style:style style:name="P22" style:family="paragraph" style:parent-style-name="Table_20_Contents">
      <style:paragraph-properties fo:text-align="center" style:justify-single-word="false"/>
      <style:text-properties fo:color="#333333" officeooo:rsid="003d371d" officeooo:paragraph-rsid="00571699"/>
    </style:style>
    <style:style style:name="P23" style:family="paragraph" style:parent-style-name="Table_20_Contents">
      <style:paragraph-properties fo:text-align="center" style:justify-single-word="false"/>
      <style:text-properties fo:color="#333333" officeooo:rsid="004608d5" officeooo:paragraph-rsid="0047f1eb"/>
    </style:style>
    <style:style style:name="P24" style:family="paragraph" style:parent-style-name="Table_20_Contents">
      <style:paragraph-properties fo:text-align="center" style:justify-single-word="false"/>
      <style:text-properties fo:color="#333333" officeooo:rsid="004608d5" officeooo:paragraph-rsid="00571699"/>
    </style:style>
    <style:style style:name="P25" style:family="paragraph" style:parent-style-name="Table_20_Contents">
      <style:paragraph-properties fo:text-align="center" style:justify-single-word="false"/>
      <style:text-properties fo:color="#333333" officeooo:rsid="004a04b6" officeooo:paragraph-rsid="004a04b6"/>
    </style:style>
    <style:style style:name="P26" style:family="paragraph" style:parent-style-name="Table_20_Contents">
      <style:paragraph-properties fo:text-align="center" style:justify-single-word="false"/>
      <style:text-properties fo:color="#333333" officeooo:rsid="004a04b6" officeooo:paragraph-rsid="00571699"/>
    </style:style>
    <style:style style:name="P27" style:family="paragraph" style:parent-style-name="Table_20_Contents">
      <style:paragraph-properties fo:text-align="center" style:justify-single-word="false"/>
      <style:text-properties fo:color="#333333" officeooo:rsid="0047f1eb" officeooo:paragraph-rsid="0047f1eb"/>
    </style:style>
    <style:style style:name="P28" style:family="paragraph" style:parent-style-name="Table_20_Contents">
      <style:paragraph-properties fo:text-align="center" style:justify-single-word="false"/>
      <style:text-properties fo:color="#333333" officeooo:rsid="0047f1eb" officeooo:paragraph-rsid="00571699"/>
    </style:style>
    <style:style style:name="P29" style:family="paragraph" style:parent-style-name="Table_20_Contents">
      <style:paragraph-properties fo:text-align="center" style:justify-single-word="false"/>
      <style:text-properties fo:color="#333333" officeooo:rsid="00486838" officeooo:paragraph-rsid="00486838"/>
    </style:style>
    <style:style style:name="P30" style:family="paragraph" style:parent-style-name="Table_20_Contents">
      <style:paragraph-properties fo:text-align="center" style:justify-single-word="false"/>
      <style:text-properties fo:color="#333333" officeooo:rsid="00486838" officeooo:paragraph-rsid="004a04b6"/>
    </style:style>
    <style:style style:name="P31" style:family="paragraph" style:parent-style-name="Table_20_Contents">
      <style:paragraph-properties fo:text-align="center" style:justify-single-word="false"/>
      <style:text-properties fo:color="#333333" officeooo:rsid="00486838" officeooo:paragraph-rsid="00571699"/>
    </style:style>
    <style:style style:name="P32" style:family="paragraph" style:parent-style-name="Table_20_Contents">
      <style:text-properties officeooo:rsid="002560b0" officeooo:paragraph-rsid="004c786d"/>
    </style:style>
    <style:style style:name="P33" style:family="paragraph" style:parent-style-name="Table_20_Contents">
      <style:text-properties officeooo:rsid="002560b0" officeooo:paragraph-rsid="00571699"/>
    </style:style>
    <style:style style:name="P34" style:family="paragraph" style:parent-style-name="Table_20_Contents">
      <style:text-properties officeooo:paragraph-rsid="00571699"/>
    </style:style>
    <style:style style:name="P35" style:family="paragraph" style:parent-style-name="Table_20_Heading">
      <style:paragraph-properties fo:text-align="start" style:justify-single-word="false"/>
      <style:text-properties fo:color="#333333" fo:font-style="normal" fo:font-weight="normal" officeooo:paragraph-rsid="0047f1eb"/>
    </style:style>
    <style:style style:name="P36" style:family="paragraph" style:parent-style-name="Table_20_Heading">
      <style:paragraph-properties fo:text-align="start" style:justify-single-word="false"/>
      <style:text-properties fo:color="#333333" fo:font-style="normal" fo:font-weight="normal" officeooo:paragraph-rsid="00571699"/>
    </style:style>
    <style:style style:name="P37" style:family="paragraph" style:parent-style-name="Table_20_Heading">
      <style:paragraph-properties fo:text-align="end" style:justify-single-word="false"/>
      <style:text-properties fo:color="#333333" fo:font-style="normal" fo:font-weight="normal" officeooo:paragraph-rsid="0047f1eb"/>
    </style:style>
    <style:style style:name="P38" style:family="paragraph" style:parent-style-name="Table_20_Heading">
      <style:paragraph-properties fo:text-align="end" style:justify-single-word="false"/>
      <style:text-properties fo:color="#333333" fo:font-style="normal" fo:font-weight="normal" officeooo:paragraph-rsid="00571699"/>
    </style:style>
    <style:style style:name="P39" style:family="paragraph" style:parent-style-name="Table_20_Heading">
      <style:paragraph-properties fo:text-align="center" style:justify-single-word="false"/>
      <style:text-properties fo:color="#333333" officeooo:paragraph-rsid="0047f1eb"/>
    </style:style>
    <style:style style:name="P40" style:family="paragraph" style:parent-style-name="Table_20_Heading">
      <style:paragraph-properties fo:text-align="center" style:justify-single-word="false"/>
      <style:text-properties fo:color="#333333" officeooo:paragraph-rsid="00571699"/>
    </style:style>
    <style:style style:name="P41" style:family="paragraph" style:parent-style-name="Standard" style:master-page-name="Right_20_Page">
      <style:paragraph-properties style:page-number="auto"/>
      <style:text-properties officeooo:paragraph-rsid="0013360e"/>
    </style:style>
    <style:style style:name="P42" style:family="paragraph" style:parent-style-name="Standard" style:master-page-name="Right_20_Page">
      <style:paragraph-properties style:page-number="auto" fo:break-before="page"/>
      <style:text-properties officeooo:paragraph-rsid="00571699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45" style:family="paragraph">
      <loext:graphic-properties draw:fill="none" draw:fill-color="#ffffff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officeooo:rsid="0047f1eb"/>
    </style:style>
    <style:style style:name="T3" style:family="text">
      <style:text-properties style:font-name="OpenSymbol1" officeooo:rsid="0013360e"/>
    </style:style>
    <style:style style:name="T4" style:family="text">
      <style:text-properties officeooo:rsid="0013360e"/>
    </style:style>
    <style:style style:name="T5" style:family="text">
      <style:text-properties fo:font-weight="bold" officeooo:rsid="00256cea" style:font-weight-asian="bold" style:font-weight-complex="bold"/>
    </style:style>
    <style:style style:name="T6" style:family="text">
      <style:text-properties officeooo:rsid="00256cea"/>
    </style:style>
    <style:style style:name="T7" style:family="text">
      <style:text-properties fo:color="#333333"/>
    </style:style>
    <style:style style:name="T8" style:family="text">
      <style:text-properties fo:color="#333333" style:font-name="OpenSymbol2" officeooo:rsid="004b51a6"/>
    </style:style>
    <style:style style:name="T9" style:family="text">
      <style:text-properties fo:color="#333333" style:font-name="OpenSymbol1" officeooo:rsid="004b51a6"/>
    </style:style>
    <style:style style:name="T10" style:family="text">
      <style:text-properties fo:color="#333333" officeooo:rsid="004b51a6"/>
    </style:style>
    <style:style style:name="T11" style:family="text">
      <style:text-properties officeooo:rsid="0047f1eb"/>
    </style:style>
    <style:style style:name="T12" style:family="text">
      <style:text-properties officeooo:rsid="004c786d"/>
    </style:style>
    <style:style style:name="T13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draw:ole-draw-aspect="1"/>
    </style:style>
    <style:style style:name="gr1" style:family="graphic">
      <style:graphic-properties draw:stroke="none" svg:stroke-color="#000000" draw:fill="none" draw:fill-color="#ffffff" draw:auto-grow-width="true" fo:min-height="0.732cm" fo:min-width="0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69cm" draw:marker-end-width="0.46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auto-grow-width="true" fo:min-height="0.748cm" fo:min-width="0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auto-grow-width="true" fo:min-height="0.732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5">Ex :</text:span><text:span text:style-name="T6"> Résoudre dans </text:span><text:span text:style-name="T3">ℝ</text:span><text:span text:style-name="T4"> : <text:s text:c="2"/></text:span><text:span text:style-name="T4"><draw:frame draw:style-name="fr1" draw:name="Objet3" text:anchor-type="as-char" svg:y="-0.953cm" svg:width="5.265cm" svg:height="1.542cm" draw:z-index="0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Conditions :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<draw:frame draw:style-name="fr2" draw:name="Objet13" text:anchor-type="as-char" svg:y="-0.566cm" svg:width="4.561cm" svg:height="0.704cm" draw:z-index="1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2.B1" office:value-type="string">
            <text:p text:style-name="P12">S'il y a des conditions, les préciser</text:p>
          </table:table-cell>
        </table:table-row>
        <table:table-row>
          <table:table-cell table:style-name="Tableau2.A1" office:value-type="string">
            <text:p text:style-name="P2"/>
            <text:p text:style-name="P2"><draw:frame draw:style-name="fr2" draw:name="Objet14" text:anchor-type="as-char" svg:y="-1.355cm" svg:width="6.445cm" svg:height="2.482cm" draw:z-index="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B1"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Table_20_Contents"><draw:frame draw:style-name="fr2" draw:name="Objet15" text:anchor-type="as-char" svg:y="-1.355cm" svg:width="8.502cm" svg:height="2.482cm" draw:z-index="12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  <table:table-cell table:style-name="Tableau2.B1" office:value-type="string">
            <text:p text:style-name="P12">A chaque étape, penser à écrire l'équivalence et les conditions</text:p>
          </table:table-cell>
        </table:table-row>
        <table:table-row>
          <table:table-cell table:style-name="Tableau2.A1" office:value-type="string">
            <text:p text:style-name="P2"><draw:frame draw:style-name="fr2" draw:name="Objet17" text:anchor-type="as-char" svg:y="-1.355cm" svg:width="6.981cm" svg:height="2.482cm" draw:z-index="13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text:p text:style-name="P2"><draw:frame draw:style-name="fr2" draw:name="Objet16" text:anchor-type="as-char" svg:y="-1.355cm" svg:width="6.098cm" svg:height="2.482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  <table:table-cell table:style-name="Tableau2.B5" office:value-type="string">
            <text:p text:style-name="P32">Factoriser en un produit ou quotient positif ou négatif,</text:p>
            <text:p text:style-name="P16"><text:span text:style-name="T12">puis f</text:span>aire un tableau de signe</text:p>
          </table:table-cell>
        </table:table-row>
      </table:table>
      <text:p text:style-name="P3"><draw:frame text:anchor-type="paragraph" draw:z-index="6" draw:style-name="gr3" draw:text-style-name="P45" svg:width="0.322cm" svg:height="0.749cm" svg:x="9.883cm" svg:y="1.783cm"><draw:text-box><text:p><text:span text:style-name="T13">0</text:span></text:p></draw:text-box></draw:frame></text:p>
      <table:table table:name="Tableau5" table:style-name="Tableau5">
        <table:table-column table:style-name="Tableau5.A"/>
        <table:table-column table:style-name="Tableau5.B" table:number-columns-repeated="3"/>
        <table:table-column table:style-name="Tableau5.E"/>
        <table:table-row>
          <table:table-cell table:style-name="Tableau5.A1" office:value-type="string">
            <text:p text:style-name="P8"><draw:frame text:anchor-type="paragraph" draw:z-index="8" draw:style-name="gr3" draw:text-style-name="P45" svg:width="0.322cm" svg:height="0.749cm" svg:x="13.767cm" svg:y="1.894cm"><draw:text-box><text:p><text:span text:style-name="T13">0</text:span></text:p></draw:text-box></draw:frame>x</text:p>
          </table:table-cell>
          <table:table-cell table:style-name="Tableau5.A1" office:value-type="string">
            <text:p text:style-name="P35"><draw:frame text:anchor-type="paragraph" draw:z-index="3" draw:style-name="gr1" draw:text-style-name="P44" svg:width="0.639cm" svg:height="0.733cm" svg:x="3.508cm" svg:y="0.023cm"><draw:text-box><text:p text:style-name="P43"><text:span text:style-name="T13">–</text:span><text:span text:style-name="T13">3</text:span></text:p></draw:text-box></draw:frame>– ∞</text:p>
          </table:table-cell>
          <table:table-cell table:style-name="Tableau5.C1" office:value-type="string">
            <text:p text:style-name="P39"><draw:frame text:anchor-type="paragraph" draw:z-index="4" draw:style-name="gr1" draw:text-style-name="P44" svg:width="0.639cm" svg:height="0.733cm" svg:x="3.584cm" svg:y="0.023cm"><draw:text-box><text:p text:style-name="P43"><text:span text:style-name="T13">–</text:span><text:span text:style-name="T13">1</text:span></text:p></draw:text-box></draw:frame></text:p>
          </table:table-cell>
          <table:table-cell table:style-name="Tableau5.C1" office:value-type="string">
            <text:p text:style-name="P39"><draw:frame text:anchor-type="paragraph" draw:z-index="7" draw:style-name="gr4" draw:text-style-name="P44" svg:width="0.362cm" svg:height="0.733cm" svg:x="3.731cm" svg:y="0.023cm"><draw:text-box><text:p text:style-name="P43"><text:span text:style-name="T13">1</text:span></text:p></draw:text-box></draw:frame></text:p>
          </table:table-cell>
          <table:table-cell table:style-name="Tableau5.E1" office:value-type="string">
            <text:p text:style-name="P37">+ ∞</text:p>
          </table:table-cell>
        </table:table-row>
        <table:table-row>
          <table:table-cell table:style-name="Tableau5.A2" office:value-type="string">
            <text:p text:style-name="P6"><text:span text:style-name="T2">x </text:span><text:span text:style-name="T11">+ 1</text:span></text:p>
          </table:table-cell>
          <table:table-cell table:style-name="Tableau5.A2" office:value-type="string">
            <text:p text:style-name="P18">–</text:p>
          </table:table-cell>
          <table:table-cell table:style-name="Tableau5.A2" office:value-type="string">
            <text:p text:style-name="P18">–</text:p>
          </table:table-cell>
          <table:table-cell table:style-name="Tableau5.A2" office:value-type="string">
            <text:p text:style-name="P29">+</text:p>
          </table:table-cell>
          <table:table-cell table:style-name="Tableau5.E2" office:value-type="string">
            <text:p text:style-name="P20">+</text:p>
          </table:table-cell>
        </table:table-row>
        <table:table-row>
          <table:table-cell table:style-name="Tableau5.A2" office:value-type="string">
            <text:p text:style-name="P18"><draw:frame text:anchor-type="paragraph" draw:z-index="9" draw:style-name="gr3" draw:text-style-name="P45" svg:width="0.322cm" svg:height="0.749cm" svg:x="5.764cm" svg:y="0.921cm"><draw:text-box><text:p><text:span text:style-name="T13">0</text:span></text:p></draw:text-box></draw:frame><text:span text:style-name="T11">1 –</text:span> <text:span text:style-name="T1">x</text:span></text:p>
          </table:table-cell>
          <table:table-cell table:style-name="Tableau5.A2" office:value-type="string">
            <text:p text:style-name="P25">+</text:p>
          </table:table-cell>
          <table:table-cell table:style-name="Tableau5.A2" office:value-type="string">
            <text:p text:style-name="P25">+</text:p>
          </table:table-cell>
          <table:table-cell table:style-name="Tableau5.A2" office:value-type="string">
            <text:p text:style-name="P25">+</text:p>
          </table:table-cell>
          <table:table-cell table:style-name="Tableau5.E2" office:value-type="string">
            <text:p text:style-name="P30">–</text:p>
          </table:table-cell>
        </table:table-row>
        <table:table-row>
          <table:table-cell table:style-name="Tableau5.A2" office:value-type="string">
            <text:p text:style-name="P27"><draw:line text:anchor-type="paragraph" draw:z-index="5" draw:style-name="gr2" draw:text-style-name="P43" svg:x1="6.038cm" svg:y1="0.873cm" svg:x2="6.038cm" svg:y2="1.824cm"><text:p/></draw:line><text:span text:style-name="T1">x</text:span> + 3</text:p>
          </table:table-cell>
          <table:table-cell table:style-name="Tableau5.A2" office:value-type="string">
            <text:p text:style-name="P18">–</text:p>
          </table:table-cell>
          <table:table-cell table:style-name="Tableau5.A2" office:value-type="string">
            <text:p text:style-name="P23">+</text:p>
          </table:table-cell>
          <table:table-cell table:style-name="Tableau5.A2" office:value-type="string">
            <text:p text:style-name="P25">+</text:p>
          </table:table-cell>
          <table:table-cell table:style-name="Tableau5.E2" office:value-type="string">
            <text:p text:style-name="P20">+</text:p>
          </table:table-cell>
        </table:table-row>
        <table:table-row>
          <table:table-cell table:style-name="Tableau5.A2" office:value-type="string">
            <text:p text:style-name="P23">Q</text:p>
          </table:table-cell>
          <table:table-cell table:style-name="Tableau5.A2" office:value-type="string">
            <text:p text:style-name="P18">+</text:p>
          </table:table-cell>
          <table:table-cell table:style-name="Tableau5.A2" office:value-type="string">
            <text:p text:style-name="P18"><draw:frame text:anchor-type="paragraph" draw:z-index="11" draw:style-name="gr3" draw:text-style-name="P45" svg:width="0.322cm" svg:height="0.749cm" svg:x="3.759cm" svg:y="0.007cm"><draw:text-box><text:p><text:span text:style-name="T13">0</text:span></text:p></draw:text-box></draw:frame>–</text:p>
          </table:table-cell>
          <table:table-cell table:style-name="Tableau5.A2" office:value-type="string">
            <text:p text:style-name="P25"><draw:frame text:anchor-type="paragraph" draw:z-index="10" draw:style-name="gr3" draw:text-style-name="P45" svg:width="0.322cm" svg:height="0.749cm" svg:x="3.766cm" svg:y="0.06cm"><draw:text-box><text:p><text:span text:style-name="T13">0</text:span></text:p></draw:text-box></draw:frame>+</text:p>
          </table:table-cell>
          <table:table-cell table:style-name="Tableau5.E2" office:value-type="string">
            <text:p text:style-name="P21">–</text:p>
          </table:table-cell>
        </table:table-row>
      </table:table>
      <text:p text:style-name="P5"/>
      <text:p text:style-name="Standard"><text:span text:style-name="T10">S = ]–</text:span><text:span text:style-name="T8">∞</text:span> <text:span text:style-name="T7">; –</text:span><text:span text:style-name="T10">3[ </text:span><text:span text:style-name="T9">∪</text:span><text:span text:style-name="T7"> </text:span><text:span text:style-name="T10">[–1 ; 1]</text:span></text:p>
      <text:p text:style-name="P10"/>
      <text:p text:style-name="P42"><text:span text:style-name="T5">Ex :</text:span><text:span text:style-name="T6"> Résoudre dans </text:span><text:span text:style-name="T3">ℝ</text:span><text:span text:style-name="T4"> : <text:s text:c="2"/></text:span><text:span text:style-name="T4"><draw:frame draw:style-name="fr1" draw:name="Objet1" text:anchor-type="as-char" svg:y="-0.953cm" svg:width="5.265cm" svg:height="1.542cm" draw:z-index="1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Conditions :</text:p>
          </table:table-cell>
          <table:table-cell table:style-name="Tableau1.B1" office:value-type="string">
            <text:p text:style-name="P34"/>
          </table:table-cell>
        </table:table-row>
        <table:table-row>
          <table:table-cell table:style-name="Tableau1.A1" office:value-type="string">
            <text:p text:style-name="P34"><draw:frame draw:style-name="fr2" draw:name="Objet2" text:anchor-type="as-char" svg:y="-0.566cm" svg:width="4.561cm" svg:height="0.704cm" draw:z-index="16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B1" office:value-type="string">
            <text:p text:style-name="P13">S'il y a des conditions, les préciser</text:p>
          </table:table-cell>
        </table:table-row>
        <table:table-row>
          <table:table-cell table:style-name="Tableau1.A1" office:value-type="string">
            <text:p text:style-name="P4"/>
            <text:p text:style-name="P4"><draw:frame draw:style-name="fr2" draw:name="Objet4" text:anchor-type="as-char" svg:y="-1.355cm" svg:width="6.445cm" svg:height="2.482cm" draw:z-index="17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B1" office:value-type="string">
            <text:p text:style-name="P15"/>
          </table:table-cell>
        </table:table-row>
        <table:table-row>
          <table:table-cell table:style-name="Tableau1.A1" office:value-type="string">
            <text:p text:style-name="P34"><draw:frame draw:style-name="fr2" draw:name="Objet5" text:anchor-type="as-char" svg:y="-1.355cm" svg:width="8.502cm" svg:height="2.482cm" draw:z-index="18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B1" office:value-type="string">
            <text:p text:style-name="P13">A chaque étape, penser à écrire l'équivalence et les conditions</text:p>
          </table:table-cell>
        </table:table-row>
        <table:table-row>
          <table:table-cell table:style-name="Tableau1.A1" office:value-type="string">
            <text:p text:style-name="P4"><draw:frame draw:style-name="fr2" draw:name="Objet6" text:anchor-type="as-char" svg:y="-1.355cm" svg:width="6.981cm" svg:height="2.482cm" draw:z-index="19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4"><draw:frame draw:style-name="fr2" draw:name="Objet7" text:anchor-type="as-char" svg:y="-1.355cm" svg:width="6.098cm" svg:height="2.482cm" draw:z-index="20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1.B5" office:value-type="string">
            <text:p text:style-name="P33">Factoriser en un produit ou quotient positif ou négatif,</text:p>
            <text:p text:style-name="P17"><text:span text:style-name="T12">puis f</text:span>aire un tableau de signe</text:p>
          </table:table-cell>
        </table:table-row>
      </table:table>
      <text:p text:style-name="P4"><draw:frame text:anchor-type="paragraph" draw:z-index="24" draw:style-name="gr3" draw:text-style-name="P45" svg:width="0.322cm" svg:height="0.749cm" svg:x="9.883cm" svg:y="1.783cm"><draw:text-box><text:p><text:span text:style-name="T13">0</text:span></text:p></draw:text-box></draw:frame></text:p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office:value-type="string">
            <text:p text:style-name="P9"><draw:frame text:anchor-type="paragraph" draw:z-index="26" draw:style-name="gr3" draw:text-style-name="P45" svg:width="0.322cm" svg:height="0.749cm" svg:x="13.767cm" svg:y="1.894cm"><draw:text-box><text:p><text:span text:style-name="T13">0</text:span></text:p></draw:text-box></draw:frame>x</text:p>
          </table:table-cell>
          <table:table-cell table:style-name="Tableau3.A1" office:value-type="string">
            <text:p text:style-name="P36"><draw:frame text:anchor-type="paragraph" draw:z-index="21" draw:style-name="gr1" draw:text-style-name="P44" svg:width="0.639cm" svg:height="0.733cm" svg:x="3.508cm" svg:y="0.023cm"><draw:text-box><text:p text:style-name="P43"><text:span text:style-name="T13">–</text:span><text:span text:style-name="T13">3</text:span></text:p></draw:text-box></draw:frame>– ∞</text:p>
          </table:table-cell>
          <table:table-cell table:style-name="Tableau3.C1" office:value-type="string">
            <text:p text:style-name="P40"><draw:frame text:anchor-type="paragraph" draw:z-index="22" draw:style-name="gr1" draw:text-style-name="P44" svg:width="0.639cm" svg:height="0.733cm" svg:x="3.584cm" svg:y="0.023cm"><draw:text-box><text:p text:style-name="P43"><text:span text:style-name="T13">–</text:span><text:span text:style-name="T13">1</text:span></text:p></draw:text-box></draw:frame></text:p>
          </table:table-cell>
          <table:table-cell table:style-name="Tableau3.C1" office:value-type="string">
            <text:p text:style-name="P40"><draw:frame text:anchor-type="paragraph" draw:z-index="25" draw:style-name="gr4" draw:text-style-name="P44" svg:width="0.362cm" svg:height="0.733cm" svg:x="3.731cm" svg:y="0.023cm"><draw:text-box><text:p text:style-name="P43"><text:span text:style-name="T13">1</text:span></text:p></draw:text-box></draw:frame></text:p>
          </table:table-cell>
          <table:table-cell table:style-name="Tableau3.E1" office:value-type="string">
            <text:p text:style-name="P38">+ ∞</text:p>
          </table:table-cell>
        </table:table-row>
        <table:table-row>
          <table:table-cell table:style-name="Tableau3.A2" office:value-type="string">
            <text:p text:style-name="P7"><text:span text:style-name="T2">x </text:span><text:span text:style-name="T11">+ 1</text:span></text:p>
          </table:table-cell>
          <table:table-cell table:style-name="Tableau3.A2" office:value-type="string">
            <text:p text:style-name="P19">–</text:p>
          </table:table-cell>
          <table:table-cell table:style-name="Tableau3.A2" office:value-type="string">
            <text:p text:style-name="P19">–</text:p>
          </table:table-cell>
          <table:table-cell table:style-name="Tableau3.A2" office:value-type="string">
            <text:p text:style-name="P31">+</text:p>
          </table:table-cell>
          <table:table-cell table:style-name="Tableau3.E2" office:value-type="string">
            <text:p text:style-name="P22">+</text:p>
          </table:table-cell>
        </table:table-row>
        <table:table-row>
          <table:table-cell table:style-name="Tableau3.A2" office:value-type="string">
            <text:p text:style-name="P19"><draw:frame text:anchor-type="paragraph" draw:z-index="27" draw:style-name="gr3" draw:text-style-name="P45" svg:width="0.322cm" svg:height="0.749cm" svg:x="5.764cm" svg:y="0.921cm"><draw:text-box><text:p><text:span text:style-name="T13">0</text:span></text:p></draw:text-box></draw:frame><text:span text:style-name="T11">1 –</text:span> <text:span text:style-name="T1">x</text:span></text:p>
          </table:table-cell>
          <table:table-cell table:style-name="Tableau3.A2" office:value-type="string">
            <text:p text:style-name="P26">+</text:p>
          </table:table-cell>
          <table:table-cell table:style-name="Tableau3.A2" office:value-type="string">
            <text:p text:style-name="P26">+</text:p>
          </table:table-cell>
          <table:table-cell table:style-name="Tableau3.A2" office:value-type="string">
            <text:p text:style-name="P26">+</text:p>
          </table:table-cell>
          <table:table-cell table:style-name="Tableau3.E2" office:value-type="string">
            <text:p text:style-name="P31">–</text:p>
          </table:table-cell>
        </table:table-row>
        <table:table-row>
          <table:table-cell table:style-name="Tableau3.A2" office:value-type="string">
            <text:p text:style-name="P28"><draw:line text:anchor-type="paragraph" draw:z-index="23" draw:style-name="gr2" draw:text-style-name="P43" svg:x1="6.038cm" svg:y1="0.873cm" svg:x2="6.038cm" svg:y2="1.824cm"><text:p/></draw:line><text:span text:style-name="T1">x</text:span> + 3</text:p>
          </table:table-cell>
          <table:table-cell table:style-name="Tableau3.A2" office:value-type="string">
            <text:p text:style-name="P19">–</text:p>
          </table:table-cell>
          <table:table-cell table:style-name="Tableau3.A2" office:value-type="string">
            <text:p text:style-name="P24">+</text:p>
          </table:table-cell>
          <table:table-cell table:style-name="Tableau3.A2" office:value-type="string">
            <text:p text:style-name="P26">+</text:p>
          </table:table-cell>
          <table:table-cell table:style-name="Tableau3.E2" office:value-type="string">
            <text:p text:style-name="P22">+</text:p>
          </table:table-cell>
        </table:table-row>
        <table:table-row>
          <table:table-cell table:style-name="Tableau3.A2" office:value-type="string">
            <text:p text:style-name="P24">Q</text:p>
          </table:table-cell>
          <table:table-cell table:style-name="Tableau3.A2" office:value-type="string">
            <text:p text:style-name="P19">+</text:p>
          </table:table-cell>
          <table:table-cell table:style-name="Tableau3.A2" office:value-type="string">
            <text:p text:style-name="P19"><draw:frame text:anchor-type="paragraph" draw:z-index="29" draw:style-name="gr3" draw:text-style-name="P45" svg:width="0.322cm" svg:height="0.749cm" svg:x="3.759cm" svg:y="0.007cm"><draw:text-box><text:p><text:span text:style-name="T13">0</text:span></text:p></draw:text-box></draw:frame>–</text:p>
          </table:table-cell>
          <table:table-cell table:style-name="Tableau3.A2" office:value-type="string">
            <text:p text:style-name="P26"><draw:frame text:anchor-type="paragraph" draw:z-index="28" draw:style-name="gr3" draw:text-style-name="P45" svg:width="0.322cm" svg:height="0.749cm" svg:x="3.766cm" svg:y="0.06cm"><draw:text-box><text:p><text:span text:style-name="T13">0</text:span></text:p></draw:text-box></draw:frame>+</text:p>
          </table:table-cell>
          <table:table-cell table:style-name="Tableau3.E2" office:value-type="string">
            <text:p text:style-name="P22">–</text:p>
          </table:table-cell>
        </table:table-row>
      </table:table>
      <text:p text:style-name="P11"/>
      <text:p text:style-name="Standard"><text:span text:style-name="T10">S = ]–</text:span><text:span text:style-name="T8">∞</text:span> <text:span text:style-name="T7">; –</text:span><text:span text:style-name="T10">3[ </text:span><text:span text:style-name="T9">∪</text:span><text:span text:style-name="T7"> </text:span><text:span text:style-name="T10">[–1 ; 1]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1cm"/>
      </text:list-level-style-number>
      <text:list-level-style-number text:level="2" text:style-name="Numbering_20_Symbols" style:num-suffix=")" style:num-format="1">
        <style:list-level-properties text:min-label-width="1cm"/>
      </text:list-level-style-number>
      <text:list-level-style-number text:level="3" text:style-name="Numbering_20_Symbols" style:num-suffix=")" style:num-format="1">
        <style:list-level-properties text:min-label-width="1cm"/>
      </text:list-level-style-number>
      <text:list-level-style-number text:level="4" text:style-name="Numbering_20_Symbols" style:num-suffix=")" style:num-format="1">
        <style:list-level-properties text:min-label-width="1cm"/>
      </text:list-level-style-number>
      <text:list-level-style-number text:level="5" text:style-name="Numbering_20_Symbols" style:num-suffix=")" style:num-format="1">
        <style:list-level-properties text:min-label-width="1cm"/>
      </text:list-level-style-number>
      <text:list-level-style-number text:level="6" text:style-name="Numbering_20_Symbols" style:num-suffix=")" style:num-format="1">
        <style:list-level-properties text:min-label-width="1cm"/>
      </text:list-level-style-number>
      <text:list-level-style-number text:level="7" text:style-name="Numbering_20_Symbols" style:num-suffix=")" style:num-format="1">
        <style:list-level-properties text:min-label-width="1cm"/>
      </text:list-level-style-number>
      <text:list-level-style-number text:level="8" text:style-name="Numbering_20_Symbols" style:num-suffix=")" style:num-format="1">
        <style:list-level-properties text:min-label-width="1cm"/>
      </text:list-level-style-number>
      <text:list-level-style-number text:level="9" text:style-name="Numbering_20_Symbols" style:num-suffix=")" style:num-format="1">
        <style:list-level-properties text:min-label-width="1cm"/>
      </text:list-level-style-number>
      <text:list-level-style-number text:level="10" text:style-name="Numbering_20_Symbols" style:num-suffix=")" style:num-format="1">
        <style:list-level-properties text:min-label-width="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1:13:07.398000000</meta:creation-date>
    <meta:editing-duration>PT6H39M4S</meta:editing-duration>
    <meta:editing-cycles>62</meta:editing-cycles>
    <meta:generator>LibreOffice/6.2.3.2$Windows_X86_64 LibreOffice_project/aecc05fe267cc68dde00352a451aa867b3b546ac</meta:generator>
    <meta:initial-creator>Véronique et Thibaud FONTANET</meta:initial-creator>
    <dc:date>2019-08-06T11:41:37.661000000</dc:date>
    <meta:document-statistic meta:table-count="4" meta:image-count="0" meta:object-count="12" meta:page-count="3" meta:paragraph-count="70" meta:word-count="148" meta:character-count="572" meta:non-whitespace-character-count="466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text>I</mtext>
        </mrow>
        <mo fence="true" stretchy="false">)</mo>
      </mrow>
      <mspace width="4em"/>
      <mrow>
        <mfrac>
          <mrow>
            <mn>4</mn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  <mrow>
            <mi>x</mi>
            <mo stretchy="false">+</mo>
            <mn>3</mn>
          </mrow>
        </mfrac>
        <mo stretchy="false">⩾</mo>
        <mrow>
          <mi>x</mi>
          <mo stretchy="false">+</mo>
          <mn>1</mn>
        </mrow>
      </mrow>
    </mrow>
    <annotation encoding="StarMath 5.0">("I") ~ ~  {4(x+1)}over{x + 3} geslant {x+1}</annotation>
  </semantics>
</math>
</file>

<file path=Object 13/content.xml><?xml version="1.0" encoding="utf-8"?>
<math xmlns="http://www.w3.org/1998/Math/MathML" display="block">
  <semantics>
    <mrow>
      <mrow>
        <mrow>
          <mi>x</mi>
          <mo stretchy="false">+</mo>
          <mn>3</mn>
        </mrow>
        <mo stretchy="false">≠</mo>
        <mn>0</mn>
      </mrow>
      <mo stretchy="false">⇔</mo>
      <mrow>
        <mi>x</mi>
        <mo stretchy="false">≠</mo>
        <mrow>
          <mo stretchy="false">−</mo>
          <mn>3</mn>
        </mrow>
      </mrow>
    </mrow>
    <annotation encoding="StarMath 5.0">x + 3 &lt;&gt; 0 dlrarrow  x &lt;&gt; -3</annotation>
  </semantics>
</math>
</file>

<file path=Object 14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row>
                    <mfrac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x</mi>
                        <mo stretchy="false">+</mo>
                        <mn>3</mn>
                      </mrow>
                    </mfrac>
                    <mo stretchy="false">−</mo>
                    <mi>x</mi>
                    <mo stretchy="false">+</mo>
                    <mn>1</mn>
                  </mrow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4(x+1)}over{x + 3} - {x+1} geslant 0}  #  {x &lt;&gt; −3}  } right none
</annotation>
  </semantics>
</math>
</file>

<file path=Object 15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frac>
                    <mrow>
                      <mn>4</mn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3</mn>
                    </mrow>
                  </mfrac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4(x+1)- (x+1)(x+3)}over{x + 3}  geslant 0}  #  {x &lt;&gt; −3}  } right none
</annotation>
  </semantics>
</math>
</file>

<file path=Object 16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3</mn>
                    </mrow>
                  </mfrac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(x+1)(1-x)}over{x + 3}  geslant 0}  #  {x &lt;&gt; −3}  } right none
</annotation>
  </semantics>
</math>
</file>

<file path=Object 17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4</mn>
                            <mo stretchy="false">−</mo>
                            <mi>x</mi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3</mn>
                    </mrow>
                  </mfrac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(x+1)(4-x-3)}over{x + 3}  geslant 0}  #  {x &lt;&gt; −3}  } right none
</annotation>
  </semantics>
</math>
</file>

<file path=Object 2/content.xml><?xml version="1.0" encoding="utf-8"?>
<math xmlns="http://www.w3.org/1998/Math/MathML" display="block">
  <semantics>
    <mrow>
      <mrow>
        <mrow>
          <mi>x</mi>
          <mo stretchy="false">+</mo>
          <mn>3</mn>
        </mrow>
        <mo stretchy="false">≠</mo>
        <mn>0</mn>
      </mrow>
      <mo stretchy="false">⇔</mo>
      <mrow>
        <mi>x</mi>
        <mo stretchy="false">≠</mo>
        <mrow>
          <mo stretchy="false">−</mo>
          <mn>3</mn>
        </mrow>
      </mrow>
    </mrow>
    <annotation encoding="StarMath 5.0">x + 3 &lt;&gt; 0 dlrarrow  x &lt;&gt; -3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text>I</mtext>
        </mrow>
        <mo fence="true" stretchy="false">)</mo>
      </mrow>
      <mspace width="4em"/>
      <mrow>
        <mfrac>
          <mrow>
            <mn>4</mn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  <mrow>
            <mi>x</mi>
            <mo stretchy="false">+</mo>
            <mn>3</mn>
          </mrow>
        </mfrac>
        <mo stretchy="false">⩾</mo>
        <mrow>
          <mi>x</mi>
          <mo stretchy="false">+</mo>
          <mn>1</mn>
        </mrow>
      </mrow>
    </mrow>
    <annotation encoding="StarMath 5.0">("I") ~ ~  {4(x+1)}over{x + 3} geslant {x+1}</annotation>
  </semantics>
</math>
</file>

<file path=Object 4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row>
                    <mfrac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x</mi>
                        <mo stretchy="false">+</mo>
                        <mn>3</mn>
                      </mrow>
                    </mfrac>
                    <mo stretchy="false">−</mo>
                    <mi>x</mi>
                    <mo stretchy="false">+</mo>
                    <mn>1</mn>
                  </mrow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4(x+1)}over{x + 3} - {x+1} geslant 0}  #  {x &lt;&gt; −3}  } right none
</annotation>
  </semantics>
</math>
</file>

<file path=Object 5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frac>
                    <mrow>
                      <mn>4</mn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3</mn>
                    </mrow>
                  </mfrac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4(x+1)- (x+1)(x+3)}over{x + 3}  geslant 0}  #  {x &lt;&gt; −3}  } right none
</annotation>
  </semantics>
</math>
</file>

<file path=Object 6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4</mn>
                            <mo stretchy="false">−</mo>
                            <mi>x</mi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3</mn>
                    </mrow>
                  </mfrac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(x+1)(4-x-3)}over{x + 3}  geslant 0}  #  {x &lt;&gt; −3}  } right none
</annotation>
  </semantics>
</math>
</file>

<file path=Object 7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3</mn>
                    </mrow>
                  </mfrac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(x+1)(1-x)}over{x + 3}  geslant 0}  #  {x &lt;&gt; −3}  } right none
</annotation>
  </semantics>
</math>
</file>